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69cm" fo:min-width="1.3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25cm" fo:min-width="2.3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24cm" fo:min-width="2.75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98cm" fo:min-width="0.7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12cm" fo:min-width="1.71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612cm" fo:min-width="1.77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13cm" fo:min-width="1.77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12cm" fo:min-width="1.40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373cm" fo:min-width="1.77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97cm" fo:min-width="0.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3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8cm" fo:min-width="1.0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1cm" fo:min-width="1.031cm"/>
    </style:style>
    <style:style style:name="P1" style:family="paragraph">
      <style:paragraph-properties fo:text-align="center"/>
      <style:text-properties style:font-name="Liberation Sans Narrow" fo:font-size="12pt"/>
    </style:style>
    <style:style style:name="P2" style:family="paragraph">
      <style:paragraph-properties fo:text-align="center"/>
      <style:text-properties style:font-name="Liberation Sans Narrow" fo:font-size="12pt" style:font-size-asian="14pt" style:font-size-complex="14pt"/>
    </style:style>
    <style:style style:name="P3" style:family="paragraph">
      <style:text-properties style:font-name="Liberation Sans Narrow" fo:font-size="12pt"/>
    </style:style>
    <style:style style:name="P4" style:family="paragraph">
      <style:text-properties style:font-name="Liberation Sans Narrow" fo:font-size="12pt" style:font-size-asian="12pt" style:font-size-complex="12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51cm" svg:height="0.685cm" svg:x="9.296cm" svg:y="1.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369cm" svg:y1="2.185cm" svg:x2="10.369cm" svg:y2="3.098cm">
          <text:p/>
        </draw:line>
        <draw:custom-shape draw:style-name="gr3" draw:text-style-name="P1" xml:id="id2" draw:id="id2" draw:layer="layout" svg:width="4.462cm" svg:height="0.913cm" svg:x="7.638cm" svg:y="3.021cm">
          <text:p text:style-name="P1"><text:span text:style-name="T1">Login screen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882cm" svg:y1="3.934cm" svg:x2="9.882cm" svg:y2="5.303cm">
          <text:p/>
        </draw:line>
        <draw:custom-shape draw:style-name="gr4" draw:text-style-name="P1" draw:layer="layout" svg:width="5.17cm" svg:height="0.912cm" svg:x="6.858cm" svg:y="7.433cm">
          <text:p text:style-name="P1"><text:span text:style-name="T1">Main interface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199cm" svg:y1="8.345cm" svg:x2="9.199cm" svg:y2="9.258cm">
          <text:p/>
        </draw:line>
        <draw:custom-shape draw:style-name="gr5" draw:text-style-name="P2" draw:layer="layout" svg:width="2.439cm" svg:height="1.294cm" svg:x="8.028cm" svg:y="9.257cm">
          <text:p text:style-name="P1"><text:span text:style-name="T1">Select</text:span></text:p>
          <text:p text:style-name="P1"><text:span text:style-name="T1">A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0.467cm" svg:y1="9.942cm" svg:x2="15.734cm" svg:y2="9.942cm">
          <text:p/>
        </draw:line>
        <draw:line draw:style-name="gr2" draw:text-style-name="P1" draw:layer="layout" svg:x1="15.734cm" svg:y1="9.942cm" svg:x2="15.734cm" svg:y2="11.539cm">
          <text:p/>
        </draw:line>
        <draw:line draw:style-name="gr2" draw:text-style-name="P1" draw:layer="layout" svg:x1="12.028cm" svg:y1="9.942cm" svg:x2="12.028cm" svg:y2="11.463cm">
          <text:p/>
        </draw:line>
        <draw:custom-shape draw:style-name="gr7" draw:text-style-name="P1" draw:layer="layout" svg:width="3.512cm" svg:height="1.368cm" svg:x="13.588cm" svg:y="11.54cm">
          <text:p text:style-name="P1"><text:span text:style-name="T1">Control</text:span></text:p>
          <text:p text:style-name="P1"><text:span text:style-name="T1">Reading</text:span></text:p>
          <text:p text:style-name="P1"><text:span text:style-name="T1">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609cm" svg:height="1.368cm" svg:x="9.979cm" svg:y="11.54cm">
          <text:p text:style-name="P1"><text:span text:style-name="T1">Control</text:span></text:p>
          <text:p text:style-name="P1"><text:span text:style-name="T1">Cost</text:span></text:p>
          <text:p text:style-name="P1"><text:span text:style-name="T1">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.761cm" svg:y1="9.942cm" svg:x2="8.028cm" svg:y2="9.942cm">
          <text:p/>
        </draw:line>
        <draw:line draw:style-name="gr2" draw:text-style-name="P1" draw:layer="layout" svg:x1="6.272cm" svg:y1="9.942cm" svg:x2="6.272cm" svg:y2="11.463cm">
          <text:p/>
        </draw:line>
        <draw:line draw:style-name="gr2" draw:text-style-name="P1" draw:layer="layout" svg:x1="2.761cm" svg:y1="9.942cm" svg:x2="2.761cm" svg:y2="11.539cm">
          <text:p/>
        </draw:line>
        <draw:line draw:style-name="gr2" draw:text-style-name="P1" draw:layer="layout" svg:x1="9.199cm" svg:y1="10.551cm" svg:x2="9.199cm" svg:y2="11.464cm">
          <text:p/>
        </draw:line>
        <draw:custom-shape draw:style-name="gr9" draw:text-style-name="P1" draw:layer="layout" svg:width="3.609cm" svg:height="1.369cm" svg:x="7.054cm" svg:y="11.54cm">
          <text:p text:style-name="P1"><text:span text:style-name="T1">Control</text:span></text:p>
          <text:p text:style-name="P1"><text:span text:style-name="T1">User</text:span></text:p>
          <text:p text:style-name="P1"><text:span text:style-name="T1">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023cm" svg:height="1.368cm" svg:x="4.517cm" svg:y="11.54cm">
          <text:p text:style-name="P1"><text:span text:style-name="T1">Control</text:span></text:p>
          <text:p text:style-name="P1"><text:span text:style-name="T1">Type</text:span></text:p>
          <text:p text:style-name="P1"><text:span text:style-name="T1">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3.609cm" svg:height="0.989cm" svg:x="1.2cm" svg:y="11.54cm">
          <text:p text:style-name="P1"><text:span text:style-name="T1">Display</text:span></text:p>
          <text:p text:style-name="P1"><text:span text:style-name="T1">Grap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1" draw:id="id1" draw:layer="layout" svg:width="2.438cm" svg:height="1.293cm" svg:x="8.809cm" svg:y="5.303cm">
          <text:p text:style-name="P1"><text:span text:style-name="T1">User</text:span></text:p>
          <text:p text:style-name="P1"><text:span text:style-name="T1">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.077cm" svg:y1="6.596cm" svg:x2="10.077cm" svg:y2="7.433cm">
          <text:p/>
        </draw:line>
        <draw:connector draw:style-name="gr2" draw:text-style-name="P1" draw:layer="layout" draw:line-skew="-0.249cm" svg:x1="11.247cm" svg:y1="5.95cm" svg:x2="11.543cm" svg:y2="3.477cm" draw:start-shape="id1" draw:start-glue-point="7" draw:end-shape="id2" draw:end-glue-point="6" svg:d="M11247 5950h253v-1323h43v-1150" svg:viewBox="0 0 297 2474">
          <text:p/>
        </draw:connector>
        <draw:frame draw:style-name="gr13" draw:text-style-name="P4" draw:layer="layout" svg:width="1.528cm" svg:height="1.207cm" svg:x="10.272cm" svg:y="6.576cm">
          <draw:text-box>
            <text:p text:style-name="P3"><text:span text:style-name="T2">yes</text:span></text:p>
          </draw:text-box>
        </draw:frame>
        <draw:frame draw:style-name="gr14" draw:text-style-name="P4" draw:layer="layout" svg:width="1.25cm" svg:height="1.207cm" svg:x="11.15cm" svg:y="5.911cm">
          <draw:text-box>
            <text:p text:style-name="P3"><text:span text:style-name="T2">no</text:span></text:p>
          </draw:text-box>
        </draw:frame>
        <draw:line draw:style-name="gr2" draw:text-style-name="P1" draw:layer="layout" svg:x1="2.761cm" svg:y1="12.528cm" svg:x2="2.761cm" svg:y2="13.593cm">
          <text:p/>
        </draw:line>
        <draw:frame draw:style-name="gr15" draw:text-style-name="P4" draw:layer="layout" svg:width="1.805cm" svg:height="1.028cm" svg:x="1.931cm" svg:y="13.669cm">
          <draw:text-box>
            <text:p text:style-name="P3"><text:span text:style-name="T2">Page 33</text:span></text:p>
          </draw:text-box>
        </draw:frame>
        <draw:frame draw:style-name="gr16" draw:text-style-name="P4" draw:layer="layout" svg:width="2.099cm" svg:height="0.729cm" svg:x="4.759cm" svg:y="13.67cm">
          <draw:text-box>
            <text:p text:style-name="P3"><text:span text:style-name="T2">Page 34</text:span></text:p>
          </draw:text-box>
        </draw:frame>
        <draw:frame draw:style-name="gr15" draw:text-style-name="P4" draw:layer="layout" svg:width="1.756cm" svg:height="1.028cm" svg:x="7.638cm" svg:y="13.671cm">
          <draw:text-box>
            <text:p text:style-name="P3"><text:span text:style-name="T2">Page35</text:span></text:p>
          </draw:text-box>
        </draw:frame>
        <draw:frame draw:style-name="gr15" draw:text-style-name="P4" draw:layer="layout" svg:width="1.951cm" svg:height="1.028cm" svg:x="10.467cm" svg:y="13.672cm">
          <draw:text-box>
            <text:p text:style-name="P3"><text:span text:style-name="T2">Page 36</text:span></text:p>
          </draw:text-box>
        </draw:frame>
        <draw:frame draw:style-name="gr15" draw:text-style-name="P4" draw:layer="layout" svg:width="2.293cm" svg:height="1.028cm" svg:x="14.319cm" svg:y="13.672cm">
          <draw:text-box>
            <text:p text:style-name="P3"><text:span text:style-name="T2">Page 37</text:span></text:p>
          </draw:text-box>
        </draw:frame>
        <draw:line draw:style-name="gr2" draw:text-style-name="P1" draw:layer="layout" svg:x1="5.882cm" svg:y1="12.909cm" svg:x2="5.882cm" svg:y2="13.746cm">
          <text:p/>
        </draw:line>
        <draw:line draw:style-name="gr2" draw:text-style-name="P1" draw:layer="layout" svg:x1="8.613cm" svg:y1="12.909cm" svg:x2="8.613cm" svg:y2="13.746cm">
          <text:p/>
        </draw:line>
        <draw:line draw:style-name="gr2" draw:text-style-name="P1" draw:layer="layout" svg:x1="11.54cm" svg:y1="12.909cm" svg:x2="11.54cm" svg:y2="13.746cm">
          <text:p/>
        </draw:line>
        <draw:line draw:style-name="gr2" draw:text-style-name="P1" draw:layer="layout" svg:x1="15.052cm" svg:y1="12.909cm" svg:x2="15.052cm" svg:y2="13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4:42:25.942000000</meta:creation-date>
    <dc:date>2015-01-16T16:06:02.931000000</dc:date>
    <meta:editing-duration>PT31M23S</meta:editing-duration>
    <meta:editing-cycles>2</meta:editing-cycles>
    <meta:generator>LibreOffice/4.3.2.2$Windows_x86 LibreOffice_project/edfb5295ba211bd31ad47d0bad0118690f76407d</meta:generator>
    <meta:document-statistic meta:object-count="34"/>
  </office:meta>
</office:document-meta>
</file>